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</style:style>
    <style:style style:name="T633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7154023922N</text:p>
        </text:list-item>
        <text:list-item>
          <text:p text:style-name="P307">BR2465705245012</text:p>
        </text:list-item>
        <text:list-item>
          <text:p text:style-name="P308">BR2427112590216</text:p>
        </text:list-item>
        <text:list-item>
          <text:p text:style-name="P309">BR2454644683461</text:p>
        </text:list-item>
        <text:list-item>
          <text:p text:style-name="P310">BR249976678314R</text:p>
        </text:list-item>
        <text:list-item>
          <text:p text:style-name="P311">BR244577877234X</text:p>
        </text:list-item>
        <text:list-item>
          <text:p text:style-name="P312">BR241532519595P</text:p>
        </text:list-item>
        <text:list-item>
          <text:p text:style-name="P313">BR2406386554090</text:p>
        </text:list-item>
        <text:list-item>
          <text:p text:style-name="P314">BR2493897711090</text:p>
        </text:list-item>
        <text:list-item>
          <text:p text:style-name="P315">BR2411011184980</text:p>
        </text:list-item>
        <text:list-item>
          <text:p text:style-name="P316">BR243493611037S</text:p>
        </text:list-item>
        <text:list-item>
          <text:p text:style-name="P317">BR242573594316A</text:p>
        </text:list-item>
        <text:list-item>
          <text:p text:style-name="P318">BR242976506495I</text:p>
        </text:list-item>
        <text:list-item>
          <text:p text:style-name="P319">BR2491249168547</text:p>
        </text:list-item>
        <text:list-item>
          <text:p text:style-name="P320">BR2464849660199</text:p>
        </text:list-item>
        <text:list-item>
          <text:p text:style-name="P321">BR2482148530821</text:p>
        </text:list-item>
        <text:list-item>
          <text:p text:style-name="P322">BR2434592789483</text:p>
        </text:list-item>
        <text:list-item>
          <text:p text:style-name="P323">BR2409961280245</text:p>
        </text:list-item>
        <text:list-item>
          <text:p text:style-name="P324">BR2439796795815</text:p>
        </text:list-item>
        <text:list-item>
          <text:p text:style-name="P325">BR2499457771827</text:p>
        </text:list-item>
        <text:list-item>
          <text:p text:style-name="P326">BR240110811885E</text:p>
        </text:list-item>
        <text:list-item>
          <text:p text:style-name="P327">BR2407836725411</text:p>
        </text:list-item>
        <text:list-item>
          <text:p text:style-name="P328">BR249951753539D</text:p>
        </text:list-item>
        <text:list-item>
          <text:p text:style-name="P329">BR249785273327J</text:p>
        </text:list-item>
        <text:list-item>
          <text:p text:style-name="P330">BR2492396744388</text:p>
        </text:list-item>
        <text:list-item>
          <text:p text:style-name="P331">BR240763022532I</text:p>
        </text:list-item>
        <text:list-item>
          <text:p text:style-name="P332">BR248240375244C</text:p>
        </text:list-item>
        <text:list-item>
          <text:p text:style-name="P333">BR249549015109B</text:p>
        </text:list-item>
        <text:list-item>
          <text:p text:style-name="P334">BR2488831005735</text:p>
        </text:list-item>
        <text:list-item>
          <text:p text:style-name="P335">BR2444526733109</text:p>
        </text:list-item>
        <text:list-item>
          <text:p text:style-name="P336">BR2425153253508</text:p>
        </text:list-item>
        <text:list-item>
          <text:p text:style-name="P337">BR248528128541F</text:p>
        </text:list-item>
        <text:list-item>
          <text:p text:style-name="P338">BR2455500306612</text:p>
        </text:list-item>
        <text:list-item>
          <text:p text:style-name="P339">BR247723158615T</text:p>
        </text:list-item>
        <text:list-item>
          <text:p text:style-name="P340">BR2470594952959</text:p>
        </text:list-item>
        <text:list-item>
          <text:p text:style-name="P341">BR2415401055302</text:p>
        </text:list-item>
        <text:list-item>
          <text:p text:style-name="P342">BR2467763253607</text:p>
        </text:list-item>
        <text:list-item>
          <text:p text:style-name="P343">BR2408140996743</text:p>
        </text:list-item>
        <text:list-item>
          <text:p text:style-name="P344">BR241040499621C</text:p>
        </text:list-item>
        <text:list-item>
          <text:p text:style-name="P345">BR2426944889670</text:p>
        </text:list-item>
        <text:list-item>
          <text:p text:style-name="P346">BR245308427193Z</text:p>
        </text:list-item>
        <text:list-item>
          <text:p text:style-name="P347">BR243447270181H</text:p>
        </text:list-item>
        <text:list-item>
          <text:p text:style-name="P348">BR2458898739497</text:p>
        </text:list-item>
        <text:list-item>
          <text:p text:style-name="P349">BR247855618535L</text:p>
        </text:list-item>
        <text:list-item>
          <text:p text:style-name="P350">BR242157897320Y</text:p>
        </text:list-item>
        <text:list-item>
          <text:p text:style-name="P351">BR247278169830O</text:p>
        </text:list-item>
        <text:list-item>
          <text:p text:style-name="P352">BR240756537355Y</text:p>
        </text:list-item>
        <text:list-item>
          <text:p text:style-name="P353">BR246861446625F</text:p>
        </text:list-item>
        <text:list-item>
          <text:p text:style-name="P354">BR247186542496Z</text:p>
        </text:list-item>
        <text:list-item>
          <text:p text:style-name="P355">BR245773413746B</text:p>
        </text:list-item>
        <text:list-item>
          <text:p text:style-name="P356">BR244458801300T</text:p>
        </text:list-item>
        <text:list-item>
          <text:p text:style-name="P357">BR245881719630E</text:p>
        </text:list-item>
        <text:list-item>
          <text:p text:style-name="P358">BR245615121972E</text:p>
        </text:list-item>
        <text:list-item>
          <text:p text:style-name="P359">BR241354495550A</text:p>
        </text:list-item>
        <text:list-item>
          <text:p text:style-name="P360">BR249461289702W</text:p>
        </text:list-item>
        <text:list-item>
          <text:p text:style-name="P361">BR248654866275Y</text:p>
        </text:list-item>
        <text:list-item>
          <text:p text:style-name="P362">BR243499838917X</text:p>
        </text:list-item>
        <text:list-item>
          <text:p text:style-name="P363">BR244000805336X</text:p>
        </text:list-item>
        <text:list-item>
          <text:p text:style-name="P364">BR244152961883X</text:p>
        </text:list-item>
        <text:list-item>
          <text:p text:style-name="P365">BR241503770372A</text:p>
        </text:list-item>
        <text:list-item>
          <text:p text:style-name="P366">BR246180948970W</text:p>
        </text:list-item>
        <text:list-item>
          <text:p text:style-name="P367">BR247125351135J</text:p>
        </text:list-item>
        <text:list-item>
          <text:p text:style-name="P368">BR243750309891O</text:p>
        </text:list-item>
        <text:list-item>
          <text:p text:style-name="P369">BR247949705584B</text:p>
        </text:list-item>
        <text:list-item>
          <text:p text:style-name="P370">BR2463251764054</text:p>
        </text:list-item>
        <text:list-item>
          <text:p text:style-name="P371">BR248764153946I</text:p>
        </text:list-item>
        <text:list-item>
          <text:p text:style-name="P372">BR247959578203O</text:p>
        </text:list-item>
        <text:list-item>
          <text:p text:style-name="P373">BR244112439838D</text:p>
        </text:list-item>
        <text:list-item>
          <text:p text:style-name="P374">BR249147915674S</text:p>
        </text:list-item>
        <text:list-item>
          <text:p text:style-name="P375">BR2466643132610</text:p>
        </text:list-item>
        <text:list-item>
          <text:p text:style-name="P376">BR246613332901N</text:p>
        </text:list-item>
        <text:list-item>
          <text:p text:style-name="P377">BR2457989633169</text:p>
        </text:list-item>
        <text:list-item>
          <text:p text:style-name="P378">BR244447401352K</text:p>
        </text:list-item>
        <text:list-item>
          <text:p text:style-name="P379">BR2438841007577</text:p>
        </text:list-item>
        <text:list-item>
          <text:p text:style-name="P380">BR243738069737Y</text:p>
        </text:list-item>
        <text:list-item>
          <text:p text:style-name="P381">BR246483545851W</text:p>
        </text:list-item>
        <text:list-item>
          <text:p text:style-name="P382">BR2424344057276</text:p>
        </text:list-item>
        <text:list-item>
          <text:p text:style-name="P383">BR243913780377V</text:p>
        </text:list-item>
        <text:list-item>
          <text:p text:style-name="P384">BR247751626914G</text:p>
        </text:list-item>
        <text:list-item>
          <text:p text:style-name="P385">BR240146799162E</text:p>
        </text:list-item>
        <text:list-item>
          <text:p text:style-name="P386">BR240051399705B</text:p>
        </text:list-item>
        <text:list-item>
          <text:p text:style-name="P387">BR245179702970C</text:p>
        </text:list-item>
        <text:list-item>
          <text:p text:style-name="P388">BR249812406143W</text:p>
        </text:list-item>
        <text:list-item>
          <text:p text:style-name="P389">BR240785272308Y</text:p>
        </text:list-item>
        <text:list-item>
          <text:p text:style-name="P390">BR242620782465S</text:p>
        </text:list-item>
        <text:list-item>
          <text:p text:style-name="P391">BR2423138547573</text:p>
        </text:list-item>
        <text:list-item>
          <text:p text:style-name="P392">BR2496390190218</text:p>
        </text:list-item>
        <text:list-item>
          <text:p text:style-name="P393">BR244461887222N</text:p>
        </text:list-item>
        <text:list-item>
          <text:p text:style-name="P394">BR245323635953P</text:p>
        </text:list-item>
        <text:list-item>
          <text:p text:style-name="P395">BR2435435569695</text:p>
        </text:list-item>
        <text:list-item>
          <text:p text:style-name="P396">BR242474668453B</text:p>
        </text:list-item>
        <text:list-item>
          <text:p text:style-name="P397">BR241762242000O</text:p>
        </text:list-item>
        <text:list-item>
          <text:p text:style-name="P398">BR2451672896283</text:p>
        </text:list-item>
        <text:list-item>
          <text:p text:style-name="P399">BR2409270343618</text:p>
        </text:list-item>
        <text:list-item>
          <text:p text:style-name="P400">BR241333239493C</text:p>
        </text:list-item>
        <text:list-item>
          <text:p text:style-name="P401">BR246293098672W</text:p>
        </text:list-item>
        <text:list-item>
          <text:p text:style-name="P402">BR240463231027C</text:p>
        </text:list-item>
        <text:list-item>
          <text:p text:style-name="P403">BR240447071012S</text:p>
        </text:list-item>
        <text:list-item>
          <text:p text:style-name="P404">BR246910376069Z</text:p>
        </text:list-item>
        <text:list-item>
          <text:p text:style-name="P405">BR248293040361J</text:p>
        </text:list-item>
        <text:list-item>
          <text:p text:style-name="P406">BR246719778759Y</text:p>
        </text:list-item>
        <text:list-item>
          <text:p text:style-name="P407">BR2461558371658</text:p>
        </text:list-item>
        <text:list-item>
          <text:p text:style-name="P408">BR241702343242C</text:p>
        </text:list-item>
        <text:list-item>
          <text:p text:style-name="P409">BR240033166371N</text:p>
        </text:list-item>
        <text:list-item>
          <text:p text:style-name="P410">BR242101807484W</text:p>
        </text:list-item>
        <text:list-item>
          <text:p text:style-name="P411">BR2451837309639</text:p>
        </text:list-item>
        <text:list-item>
          <text:p text:style-name="P412">BR240501315290Y</text:p>
        </text:list-item>
        <text:list-item>
          <text:p text:style-name="P413">BR244524441399S</text:p>
        </text:list-item>
        <text:list-item>
          <text:p text:style-name="P414">BR244117178763L</text:p>
        </text:list-item>
        <text:list-item>
          <text:p text:style-name="P415">BR241501981343I</text:p>
        </text:list-item>
        <text:list-item>
          <text:p text:style-name="P416">BR2473914548216</text:p>
        </text:list-item>
        <text:list-item>
          <text:p text:style-name="P417">BR241233330615V</text:p>
        </text:list-item>
        <text:list-item>
          <text:p text:style-name="P418">BR2443793151446</text:p>
        </text:list-item>
        <text:list-item>
          <text:p text:style-name="P419">BR2434114615991</text:p>
        </text:list-item>
        <text:list-item>
          <text:p text:style-name="P420">BR244193249999E</text:p>
        </text:list-item>
        <text:list-item>
          <text:p text:style-name="P421">BR2493471291441</text:p>
        </text:list-item>
        <text:list-item>
          <text:p text:style-name="P422">BR242166001523H</text:p>
        </text:list-item>
        <text:list-item>
          <text:p text:style-name="P423">BR245533978798T</text:p>
        </text:list-item>
        <text:list-item>
          <text:p text:style-name="P424">BR244892873470Q</text:p>
        </text:list-item>
        <text:list-item>
          <text:p text:style-name="P425">BR246053572721Q</text:p>
        </text:list-item>
        <text:list-item>
          <text:p text:style-name="P426">BR2466011951886</text:p>
        </text:list-item>
        <text:list-item>
          <text:p text:style-name="P427">BR249003524849R</text:p>
        </text:list-item>
        <text:list-item>
          <text:p text:style-name="P428">BR241036724439R</text:p>
        </text:list-item>
        <text:list-item>
          <text:p text:style-name="P429">BR245829891042V</text:p>
        </text:list-item>
        <text:list-item>
          <text:p text:style-name="P430">BR245664335190X</text:p>
        </text:list-item>
        <text:list-item>
          <text:p text:style-name="P431">BR245363810928X</text:p>
        </text:list-item>
        <text:list-item>
          <text:p text:style-name="P432">BR249479592038R</text:p>
        </text:list-item>
        <text:list-item>
          <text:p text:style-name="P433">BR242743567460G</text:p>
        </text:list-item>
        <text:list-item>
          <text:p text:style-name="P434">BR2415839223948</text:p>
        </text:list-item>
        <text:list-item>
          <text:p text:style-name="P435">BR249442168288T</text:p>
        </text:list-item>
        <text:list-item>
          <text:p text:style-name="P436">BR2495125568803</text:p>
        </text:list-item>
        <text:list-item>
          <text:p text:style-name="P437">BR2465853097455</text:p>
        </text:list-item>
        <text:list-item>
          <text:p text:style-name="P438">BR249498451275T</text:p>
        </text:list-item>
        <text:list-item>
          <text:p text:style-name="P439">BR2404675268587</text:p>
        </text:list-item>
        <text:list-item>
          <text:p text:style-name="P440">BR247461302219X</text:p>
        </text:list-item>
        <text:list-item>
          <text:p text:style-name="P441">BR2466368514566</text:p>
        </text:list-item>
        <text:list-item>
          <text:p text:style-name="P442">BR248444682927T</text:p>
        </text:list-item>
        <text:list-item>
          <text:p text:style-name="P443">BR2474212168052</text:p>
        </text:list-item>
        <text:list-item>
          <text:p text:style-name="P444">BR245951194910U</text:p>
        </text:list-item>
        <text:list-item>
          <text:p text:style-name="P445">BR244589277522T</text:p>
        </text:list-item>
        <text:list-item>
          <text:p text:style-name="P446">BR248113231395H</text:p>
        </text:list-item>
        <text:list-item>
          <text:p text:style-name="P447">BR2415179858633</text:p>
        </text:list-item>
        <text:list-item>
          <text:p text:style-name="P448">BR2499231234352</text:p>
        </text:list-item>
        <text:list-item>
          <text:p text:style-name="P449">BR243015715515T</text:p>
        </text:list-item>
        <text:list-item>
          <text:p text:style-name="P450">BR249375773939O</text:p>
        </text:list-item>
        <text:list-item>
          <text:p text:style-name="P451">BR245336687893H</text:p>
        </text:list-item>
        <text:list-item>
          <text:p text:style-name="P452">BR245154183927Y</text:p>
        </text:list-item>
        <text:list-item>
          <text:p text:style-name="P453">BR249325052433S</text:p>
        </text:list-item>
        <text:list-item>
          <text:p text:style-name="P454">BR248086198641V</text:p>
        </text:list-item>
        <text:list-item>
          <text:p text:style-name="P455">BR2476260198754</text:p>
        </text:list-item>
        <text:list-item>
          <text:p text:style-name="P456">BR245349654244Y</text:p>
        </text:list-item>
        <text:list-item>
          <text:p text:style-name="P457">BR249741351400Q</text:p>
        </text:list-item>
        <text:list-item>
          <text:p text:style-name="P458">BR242437708602F</text:p>
        </text:list-item>
        <text:list-item>
          <text:p text:style-name="P459">BR243980937398M</text:p>
        </text:list-item>
        <text:list-item>
          <text:p text:style-name="P460">BR2478357423629</text:p>
        </text:list-item>
        <text:list-item>
          <text:p text:style-name="P461">BR245632032083Z</text:p>
        </text:list-item>
        <text:list-item>
          <text:p text:style-name="P462">BR246548437016E</text:p>
        </text:list-item>
        <text:list-item>
          <text:p text:style-name="P463">BR243287602277F</text:p>
        </text:list-item>
        <text:list-item>
          <text:p text:style-name="P464">BR246193264755Q</text:p>
        </text:list-item>
        <text:list-item>
          <text:p text:style-name="P465">BR242929363243Z</text:p>
        </text:list-item>
        <text:list-item>
          <text:p text:style-name="P466">BR244429626611U</text:p>
        </text:list-item>
        <text:list-item>
          <text:p text:style-name="P467">BR2480790378255</text:p>
        </text:list-item>
        <text:list-item>
          <text:p text:style-name="P468">BR247599909147C</text:p>
        </text:list-item>
        <text:list-item>
          <text:p text:style-name="P469">BR249379472786D</text:p>
        </text:list-item>
        <text:list-item>
          <text:p text:style-name="P470">BR241604783386D</text:p>
        </text:list-item>
        <text:list-item>
          <text:p text:style-name="P471">BR246529958078R</text:p>
        </text:list-item>
        <text:list-item>
          <text:p text:style-name="P472">BR240323659010U</text:p>
        </text:list-item>
        <text:list-item>
          <text:p text:style-name="P473">BR248541289690F</text:p>
        </text:list-item>
        <text:list-item>
          <text:p text:style-name="P474">BR241652976656Y</text:p>
        </text:list-item>
        <text:list-item>
          <text:p text:style-name="P475">BR2491245009247</text:p>
        </text:list-item>
        <text:list-item>
          <text:p text:style-name="P476">BR242692941634W</text:p>
        </text:list-item>
        <text:list-item>
          <text:p text:style-name="P477">BR2446895576450</text:p>
        </text:list-item>
        <text:list-item>
          <text:p text:style-name="P478">BR241531500548L</text:p>
        </text:list-item>
        <text:list-item>
          <text:p text:style-name="P479">BR245115714224F</text:p>
        </text:list-item>
        <text:list-item>
          <text:p text:style-name="P480">BR248875967125V</text:p>
        </text:list-item>
        <text:list-item>
          <text:p text:style-name="P481">BR2468146286481</text:p>
        </text:list-item>
        <text:list-item>
          <text:p text:style-name="P482">BR243472905305K</text:p>
        </text:list-item>
        <text:list-item>
          <text:p text:style-name="P483">BR245524276260Y</text:p>
        </text:list-item>
        <text:list-item>
          <text:p text:style-name="P484">BR243114652285X</text:p>
        </text:list-item>
        <text:list-item>
          <text:p text:style-name="P485">BR240001328011Q</text:p>
        </text:list-item>
        <text:list-item>
          <text:p text:style-name="P486">BR249163814907R</text:p>
        </text:list-item>
        <text:list-item>
          <text:p text:style-name="P487">BR248869932419I</text:p>
        </text:list-item>
        <text:list-item>
          <text:p text:style-name="P488">BR2456459644343</text:p>
        </text:list-item>
        <text:list-item>
          <text:p text:style-name="P489">BR246128594524B</text:p>
        </text:list-item>
        <text:list-item>
          <text:p text:style-name="P490">BR244268050025E</text:p>
        </text:list-item>
        <text:list-item>
          <text:p text:style-name="P491">BR240223449973M</text:p>
        </text:list-item>
        <text:list-item>
          <text:p text:style-name="P492">BR247654135198A</text:p>
        </text:list-item>
        <text:list-item>
          <text:p text:style-name="P493">BR241352820639U</text:p>
        </text:list-item>
        <text:list-item>
          <text:p text:style-name="P494">BR2489235328427</text:p>
        </text:list-item>
        <text:list-item>
          <text:p text:style-name="P495">BR2427775795334</text:p>
        </text:list-item>
        <text:list-item>
          <text:p text:style-name="P496">BR249144899305B</text:p>
        </text:list-item>
        <text:list-item>
          <text:p text:style-name="P497">BR242875242167F</text:p>
        </text:list-item>
        <text:list-item>
          <text:p text:style-name="P498">BR241553761265Y</text:p>
        </text:list-item>
        <text:list-item>
          <text:p text:style-name="P499">BR248434188038Z</text:p>
        </text:list-item>
        <text:list-item>
          <text:p text:style-name="P500">BR241572524607W</text:p>
        </text:list-item>
        <text:list-item>
          <text:p text:style-name="P501">BR247169837990A</text:p>
        </text:list-item>
        <text:list-item>
          <text:p text:style-name="P502">BR2421045837299</text:p>
        </text:list-item>
        <text:list-item>
          <text:p text:style-name="P503">BR246057501446D</text:p>
        </text:list-item>
        <text:list-item>
          <text:p text:style-name="P504">BR2478131586855</text:p>
        </text:list-item>
        <text:list-item>
          <text:p text:style-name="P505">BR2447751742893</text:p>
        </text:list-item>
        <text:list-item>
          <text:p text:style-name="P506">BR2449789428048</text:p>
        </text:list-item>
        <text:list-item>
          <text:p text:style-name="P507">BR243702225464Z</text:p>
        </text:list-item>
        <text:list-item>
          <text:p text:style-name="P508">BR243530185243C</text:p>
        </text:list-item>
        <text:list-item>
          <text:p text:style-name="P509">BR242788967228E</text:p>
        </text:list-item>
        <text:list-item>
          <text:p text:style-name="P510">BR2427131488706</text:p>
        </text:list-item>
        <text:list-item>
          <text:p text:style-name="P511">BR243010414445Z</text:p>
        </text:list-item>
        <text:list-item>
          <text:p text:style-name="P512">BR2479779147412</text:p>
        </text:list-item>
        <text:list-item>
          <text:p text:style-name="P513">BR242502823001H</text:p>
        </text:list-item>
        <text:list-item>
          <text:p text:style-name="P514">BR240371863665T</text:p>
        </text:list-item>
        <text:list-item>
          <text:p text:style-name="P515">BR2498645498232</text:p>
        </text:list-item>
        <text:list-item>
          <text:p text:style-name="P516">BR2400828345100</text:p>
        </text:list-item>
        <text:list-item>
          <text:p text:style-name="P517">BR243740356491Y</text:p>
        </text:list-item>
        <text:list-item>
          <text:p text:style-name="P518">BR240207025934C</text:p>
        </text:list-item>
        <text:list-item>
          <text:p text:style-name="P519">BR246787941181C</text:p>
        </text:list-item>
        <text:list-item>
          <text:p text:style-name="P520">BR2478677447919</text:p>
        </text:list-item>
        <text:list-item>
          <text:p text:style-name="P521">BR2454283024685</text:p>
        </text:list-item>
        <text:list-item>
          <text:p text:style-name="P522">BR241251158576P</text:p>
        </text:list-item>
        <text:list-item>
          <text:p text:style-name="P523">BR248442158948M</text:p>
        </text:list-item>
        <text:list-item>
          <text:p text:style-name="P524">BR249297922317J</text:p>
        </text:list-item>
        <text:list-item>
          <text:p text:style-name="P525">BR248948138984X</text:p>
        </text:list-item>
        <text:list-item>
          <text:p text:style-name="P526">BR246256588609Y</text:p>
        </text:list-item>
        <text:list-item>
          <text:p text:style-name="P527">BR2423078763507</text:p>
        </text:list-item>
        <text:list-item>
          <text:p text:style-name="P528">BR243027104339N</text:p>
        </text:list-item>
        <text:list-item>
          <text:p text:style-name="P529">BR246648542754J</text:p>
        </text:list-item>
        <text:list-item>
          <text:p text:style-name="P530">BR2460833310765</text:p>
        </text:list-item>
        <text:list-item>
          <text:p text:style-name="P531">BR2409823769667</text:p>
        </text:list-item>
        <text:list-item>
          <text:p text:style-name="P532">BR248700659869B</text:p>
        </text:list-item>
        <text:list-item>
          <text:p text:style-name="P533">BR241068387493A</text:p>
        </text:list-item>
        <text:list-item>
          <text:p text:style-name="P534">BR242944707550T</text:p>
        </text:list-item>
        <text:list-item>
          <text:p text:style-name="P535">BR248569878763H</text:p>
        </text:list-item>
        <text:list-item>
          <text:p text:style-name="P536">BR247200006795G</text:p>
        </text:list-item>
        <text:list-item>
          <text:p text:style-name="P537">BR2469057529309</text:p>
        </text:list-item>
        <text:list-item>
          <text:p text:style-name="P538">BR245050469103S</text:p>
        </text:list-item>
        <text:list-item>
          <text:p text:style-name="P539">BR245662144459S</text:p>
        </text:list-item>
        <text:list-item>
          <text:p text:style-name="P540">BR241133151420N</text:p>
        </text:list-item>
        <text:list-item>
          <text:p text:style-name="P541">BR241107061521U</text:p>
        </text:list-item>
        <text:list-item>
          <text:p text:style-name="P542">BR247908348127Y</text:p>
        </text:list-item>
        <text:list-item>
          <text:p text:style-name="P543">BR249533999891L</text:p>
        </text:list-item>
        <text:list-item>
          <text:p text:style-name="P544">BR240277522328S</text:p>
        </text:list-item>
        <text:list-item>
          <text:p text:style-name="P545">BR243605502587P</text:p>
        </text:list-item>
        <text:list-item>
          <text:p text:style-name="P546">BR2479540626121</text:p>
        </text:list-item>
        <text:list-item>
          <text:p text:style-name="P547">BR2444912576424</text:p>
        </text:list-item>
        <text:list-item>
          <text:p text:style-name="P548">BR241745356940G</text:p>
        </text:list-item>
        <text:list-item>
          <text:p text:style-name="P549">BR244526622385U</text:p>
        </text:list-item>
        <text:list-item>
          <text:p text:style-name="P550">BR245481643765H</text:p>
        </text:list-item>
        <text:list-item>
          <text:p text:style-name="P551">BR245216425968H</text:p>
        </text:list-item>
        <text:list-item>
          <text:p text:style-name="P552">BR249449923811K</text:p>
        </text:list-item>
        <text:list-item>
          <text:p text:style-name="P553">BR241873609660H</text:p>
        </text:list-item>
        <text:list-item>
          <text:p text:style-name="P554">BR2452186586125</text:p>
        </text:list-item>
        <text:list-item>
          <text:p text:style-name="P555">BR2475788390299</text:p>
        </text:list-item>
        <text:list-item>
          <text:p text:style-name="P556">BR240184760882I</text:p>
        </text:list-item>
        <text:list-item>
          <text:p text:style-name="P557">BR243286183024G</text:p>
        </text:list-item>
        <text:list-item>
          <text:p text:style-name="P558">BR241128071666Q</text:p>
        </text:list-item>
        <text:list-item>
          <text:p text:style-name="P559">BR240142221199I</text:p>
        </text:list-item>
        <text:list-item>
          <text:p text:style-name="P560">BR2419010734644</text:p>
        </text:list-item>
        <text:list-item>
          <text:p text:style-name="P561">BR2487667386133</text:p>
        </text:list-item>
        <text:list-item>
          <text:p text:style-name="P562">BR247178416746G</text:p>
        </text:list-item>
        <text:list-item>
          <text:p text:style-name="P563">BR242180545870D</text:p>
        </text:list-item>
        <text:list-item>
          <text:p text:style-name="P564">BR2427341078034</text:p>
        </text:list-item>
        <text:list-item>
          <text:p text:style-name="P565">BR246047451722C</text:p>
        </text:list-item>
        <text:list-item>
          <text:p text:style-name="P566">BR245749038131J</text:p>
        </text:list-item>
        <text:list-item>
          <text:p text:style-name="P567">BR249903187110E</text:p>
        </text:list-item>
        <text:list-item>
          <text:p text:style-name="P568">BR2436642393115</text:p>
        </text:list-item>
        <text:list-item>
          <text:p text:style-name="P569">BR247307083097J</text:p>
        </text:list-item>
        <text:list-item>
          <text:p text:style-name="P570">BR2424707589440</text:p>
        </text:list-item>
        <text:list-item>
          <text:p text:style-name="P571">BR246396887785A</text:p>
        </text:list-item>
        <text:list-item>
          <text:p text:style-name="P572">BR247095434787B</text:p>
        </text:list-item>
        <text:list-item>
          <text:p text:style-name="P573">BR248617570014A</text:p>
        </text:list-item>
        <text:list-item>
          <text:p text:style-name="P574">BR244310251450E</text:p>
        </text:list-item>
        <text:list-item>
          <text:p text:style-name="P575">BR240740117512M</text:p>
        </text:list-item>
        <text:list-item>
          <text:p text:style-name="P576">BR2465453899192</text:p>
        </text:list-item>
        <text:list-item>
          <text:p text:style-name="P577">BR243339186520M</text:p>
        </text:list-item>
        <text:list-item>
          <text:p text:style-name="P578">BR249782029004S</text:p>
        </text:list-item>
        <text:list-item>
          <text:p text:style-name="P579">BR248121475156J</text:p>
        </text:list-item>
        <text:list-item>
          <text:p text:style-name="P580">BR246108859798H</text:p>
        </text:list-item>
        <text:list-item>
          <text:p text:style-name="P581">BR248522493976Q</text:p>
        </text:list-item>
        <text:list-item>
          <text:p text:style-name="P582">BR2485365027292</text:p>
        </text:list-item>
        <text:list-item>
          <text:p text:style-name="P583">BR241598802997M</text:p>
        </text:list-item>
        <text:list-item>
          <text:p text:style-name="P584">BR240401146017U</text:p>
        </text:list-item>
        <text:list-item>
          <text:p text:style-name="P585">BR2475690391391</text:p>
        </text:list-item>
        <text:list-item>
          <text:p text:style-name="P586">BR2416171745979</text:p>
        </text:list-item>
        <text:list-item>
          <text:p text:style-name="P587">BR240265494343J</text:p>
        </text:list-item>
        <text:list-item>
          <text:p text:style-name="P588">BR243345826914X</text:p>
        </text:list-item>
        <text:list-item>
          <text:p text:style-name="P589">BR244340382687E</text:p>
        </text:list-item>
        <text:list-item>
          <text:p text:style-name="P590">BR241592619784L</text:p>
        </text:list-item>
        <text:list-item>
          <text:p text:style-name="P591">BR2425517821572</text:p>
        </text:list-item>
        <text:list-item>
          <text:p text:style-name="P592">BR243362790914K</text:p>
        </text:list-item>
        <text:list-item>
          <text:p text:style-name="P593">BR244032871380E</text:p>
        </text:list-item>
        <text:list-item>
          <text:p text:style-name="P594">BR243316848169B</text:p>
        </text:list-item>
        <text:list-item>
          <text:p text:style-name="P595">BR248524939355G</text:p>
        </text:list-item>
        <text:list-item>
          <text:p text:style-name="P596">BR2470442825718</text:p>
        </text:list-item>
        <text:list-item>
          <text:p text:style-name="P597">BR241387852789Y</text:p>
        </text:list-item>
        <text:list-item>
          <text:p text:style-name="P598">BR240904067033O</text:p>
        </text:list-item>
        <text:list-item>
          <text:p text:style-name="P599">BR246573998336O</text:p>
        </text:list-item>
        <text:list-item>
          <text:p text:style-name="P600">BR244450833669R</text:p>
        </text:list-item>
        <text:list-item>
          <text:p text:style-name="P601">BR246851058366U</text:p>
        </text:list-item>
        <text:list-item>
          <text:p text:style-name="P602">BR2494697639729</text:p>
        </text:list-item>
        <text:list-item>
          <text:p text:style-name="P603">BR249510313542Y</text:p>
        </text:list-item>
        <text:list-item>
          <text:p text:style-name="P604">BR243622806351F</text:p>
        </text:list-item>
        <text:list-item>
          <text:p text:style-name="P605">BR243179102871F</text:p>
        </text:list-item>
        <text:list-item>
          <text:p text:style-name="P606">BR246753211866W</text:p>
        </text:list-item>
        <text:list-item>
          <text:p text:style-name="P607">BR245958694304B</text:p>
        </text:list-item>
        <text:list-item>
          <text:p text:style-name="P608">BR2450790191865</text:p>
        </text:list-item>
        <text:list-item>
          <text:p text:style-name="P609">BR2467041251883</text:p>
        </text:list-item>
        <text:list-item>
          <text:p text:style-name="P610">BR242621412149C</text:p>
        </text:list-item>
        <text:list-item>
          <text:p text:style-name="P611">BR2460034507489</text:p>
        </text:list-item>
        <text:list-item>
          <text:p text:style-name="P612">BR2429784804517</text:p>
        </text:list-item>
        <text:list-item>
          <text:p text:style-name="P613">BR2462833704123</text:p>
        </text:list-item>
        <text:list-item>
          <text:p text:style-name="P614">BR249815723709H</text:p>
        </text:list-item>
        <text:list-item>
          <text:p text:style-name="P615">BR245244278842U</text:p>
        </text:list-item>
        <text:list-item>
          <text:p text:style-name="P616">BR245367084137Z</text:p>
        </text:list-item>
        <text:list-item>
          <text:p text:style-name="P617">BR243146738036Q</text:p>
        </text:list-item>
        <text:list-item>
          <text:p text:style-name="P618">BR245534824854Q</text:p>
        </text:list-item>
        <text:list-item>
          <text:p text:style-name="P619">BR2445204190153</text:p>
        </text:list-item>
        <text:list-item>
          <text:p text:style-name="P620">BR2423653463676</text:p>
        </text:list-item>
        <text:list-item>
          <text:p text:style-name="P621">BR249031643773K</text:p>
        </text:list-item>
        <text:list-item>
          <text:p text:style-name="P622">BR2437467399668</text:p>
        </text:list-item>
        <text:list-item>
          <text:p text:style-name="P623">BR240326629183C</text:p>
        </text:list-item>
        <text:list-item>
          <text:p text:style-name="P624">BR2405940348675</text:p>
        </text:list-item>
        <text:list-item>
          <text:p text:style-name="P625">BR2402155873969</text:p>
        </text:list-item>
        <text:list-item>
          <text:p text:style-name="P626">BR243040794980C</text:p>
        </text:list-item>
        <text:list-item>
          <text:p text:style-name="P627">BR243479649924I</text:p>
        </text:list-item>
        <text:list-item>
          <text:p text:style-name="P628">BR246130349924Y</text:p>
        </text:list-item>
        <text:list-item>
          <text:p text:style-name="P629">BR249264244928M</text:p>
        </text:list-item>
        <text:list-item>
          <text:p text:style-name="P630">BR249993655915F</text:p>
        </text:list-item>
        <text:list-item>
          <text:p text:style-name="P631">BR249608923021E</text:p>
        </text:list-item>
        <text:list-item>
          <text:p text:style-name="P632"><text:span text:style-name="T633">BR242475122950H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08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327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08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8T20:22:00Z</meta:creation-date>
    <dc:date>2024-07-08T20:22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10" meta:word-count="817" meta:character-count="5222" meta:row-count="36" meta:non-whitespace-character-count="4415"/>
  </office:meta>
</office:document-meta>
</file>